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d0772" officeooo:paragraph-rsid="001d0772"/>
    </style:style>
    <style:style style:name="P2" style:family="paragraph" style:parent-style-name="Standard">
      <style:text-properties officeooo:rsid="001f5246" officeooo:paragraph-rsid="001f5246"/>
    </style:style>
    <style:style style:name="P3" style:family="paragraph" style:parent-style-name="Standard">
      <style:text-properties officeooo:rsid="001f5246" officeooo:paragraph-rsid="001fad4e"/>
    </style:style>
    <style:style style:name="P4" style:family="paragraph" style:parent-style-name="Standard">
      <style:text-properties officeooo:rsid="001fad4e" officeooo:paragraph-rsid="001fad4e"/>
    </style:style>
    <style:style style:name="P5" style:family="paragraph" style:parent-style-name="Standard">
      <style:text-properties officeooo:rsid="001fad4e" officeooo:paragraph-rsid="00201970"/>
    </style:style>
    <style:style style:name="P6" style:family="paragraph" style:parent-style-name="Standard">
      <style:text-properties officeooo:rsid="00201970" officeooo:paragraph-rsid="00201970"/>
    </style:style>
    <style:style style:name="T1" style:family="text">
      <style:text-properties officeooo:rsid="001dde2b"/>
    </style:style>
    <style:style style:name="T2" style:family="text">
      <style:text-properties officeooo:rsid="001f5246"/>
    </style:style>
    <style:style style:name="T3" style:family="text">
      <style:text-properties officeooo:rsid="001fad4e"/>
    </style:style>
    <style:style style:name="T4" style:family="text">
      <style:text-properties officeooo:rsid="0020197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What is a Technology Broker?</text:p>
      <text:p text:style-name="P1"><text:tab/>A technology broker is some who discovers connections between two fields of emerging technologies and is able merge skills between them typically for profit in niche or growing markets where innovations thrive. <text:s/>They are synergy generators between <text:span text:style-name="T2">preexisting</text:span> or new technologies <text:s/>which are combined to serve a new purpose. </text:p>
      <text:p text:style-name="P1"/>
      <text:p text:style-name="P1">2. What does it mean to say that Edison's laboratory filled a "structural hole"?</text:p>
      <text:p text:style-name="P1"><text:tab/>A structural hole is defined as a gap in the flow of information between subgroups in a larger network. <text:s/>Edison's laboratory filled a structural hole because during its time there was a gap in what was known and not known about the emerging electromagnetic technologies; as technology brokers, the lab employees were able to transfer knowledge, skills, and abilities from the telephone industry to the lighting industry. <text:s text:c="2"/><text:span text:style-name="T1">The bridged the gap between telephony and lighting and were able to progress lighting in a profound way leading to the creation of the first light bulb.</text:span></text:p>
      <text:p text:style-name="P1"/>
      <text:p text:style-name="P2">3. What are the seven ways that the authors used to learn how IDEO innovates?</text:p>
      <text:p text:style-name="P2"><text:tab/>1. Tracking development Projects</text:p>
      <text:p text:style-name="P2"><text:tab/>2. Semistructured interviews with designers and managers</text:p>
      <text:p text:style-name="P2"><text:tab/>3. Informal Discussions</text:p>
      <text:p text:style-name="P2"><text:tab/>4. Brainstorming Sessions</text:p>
      <text:p text:style-name="P2"><text:tab/>5. Other Meetings</text:p>
      <text:p text:style-name="P2"><text:tab/>6. Design Team Interviews</text:p>
      <text:p text:style-name="P2"><text:tab/>7. Materials About The Organization </text:p>
      <text:p text:style-name="P2"/>
      <text:p text:style-name="P2">4. What are the rules of an IDEO brainstorming session?</text:p>
      <text:p text:style-name="P2"><text:tab/>For a IDEO brainstorming session there are 5 rules that are posted around the room in large letters. 1). Defer Judgment; 2). Build on the ideas of other; 3). One conversation at a time; 4). stay focused on the topic, and 5). Encourage wild ideas. <text:s/>More techniques are laid out in 11 pages of instructions in order to facilitate and participate in brainstorming.</text:p>
      <text:p text:style-name="P2"/>
      <text:p text:style-name="P2">5. What are the four steps of the technology brokering process?</text:p>
      <text:p text:style-name="P3"><text:tab/>There is a four-step model of technology brokering defined as thus; </text:p>
      <text:p text:style-name="P3">- Access (step 1), how IDEO fills the gap in information flow between industries of common technological interests. <text:s/>Also internally between those at IDEO over time. <text:s/></text:p>
      <text:p text:style-name="P3">- Acquisition (step 2), describes the organizational memory where design projects can benefit from the knowledge in the future. <text:s/></text:p>
      <text:p text:style-name="P3">- Storage (step 3) describes how solutions are saved until they are considered for use in future designs. - Retrieval (step 4) describes how designers <text:s/>retrieve some of these old technological solutions from the <text:span text:style-name="T3">organizational memory in forms that fit the new combinations they are creating.</text:span></text:p>
      <text:p text:style-name="P4"/>
      <text:p text:style-name="P4">6. Choose a design from Table 1 that, to you, is a clever mixing of ideas from different industries. Do a little Google research and report what you uncover about how the current state-of-the-art product is designed.</text:p>
      <text:p text:style-name="P4"><text:tab/> DESIGN: Portable computer, Display fastened closed using bicycle spokes and existing display housing technologies. In the case of the bicycle spokes, a local wheel manufacturer actually became a supplier of production parts for a portable computer</text:p>
      <text:p text:style-name="P4"/>
      <text:p text:style-name="P5"><text:tab/>After researching it was hard to find the instance where a specific bike company provided another portable computer company with parts but while doing research I found a few interesting points. <text:s/>First was a patent on a portable computer screen fastener, the assignee of the patent was LG <text:soft-page-break/>Electronics Inc (Seoul, KR) who is a company that has made a number of portable devices to this date. In the patent there is no mention of bike spokes but it does go into how the hinges are designed and the mechanisms of the screen fastener. <text:s/></text:p>
      <text:p text:style-name="P5"><text:tab/>Another important piece of research was the “human factors guidance for use of hand held, portable, and wearable computing devices” for the U.S. Department of Transportation, Federal Aviation Administration and provided by the National Technical Information Service (NTIS). <text:s/><text:span text:style-name="T4">Here they describe some important ergonomic factors when providing a personal/handheld computer solution, things like the user being able to hold, interact with, transport, or wear the device for extended periods of time. These factors might have to be taken into account by technology brokers when trying to generate technological bridges. <text:s/>Bicycle spokes might have been light weight and durable which helps with transportation and ruggedness of the overall device the human will be interacting with. </text:span></text:p>
      <text:p text:style-name="P4"/>
      <text:p text:style-name="P4"/>
      <text:p text:style-name="P6">Sources</text:p>
      <text:p text:style-name="P4">http://patents.com/us-7643272.html</text:p>
      <text:p text:style-name="P4">http://hf.tc.faa.gov/technotes/dot_faa_ct_05_15.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Neue" svg:font-family="'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4T15:23:24.914920970</meta:creation-date>
    <dc:date>2015-02-04T16:23:52.847319332</dc:date>
    <meta:editing-duration>PT43M51S</meta:editing-duration>
    <meta:editing-cycles>2</meta:editing-cycles>
    <meta:generator>LibreOffice/4.2.7.2$Linux_X86_64 LibreOffice_project/420m0$Build-2</meta:generator>
    <meta:document-statistic meta:table-count="0" meta:image-count="0" meta:object-count="0" meta:page-count="2" meta:paragraph-count="26" meta:word-count="677" meta:character-count="4324" meta:non-whitespace-character-count="3627"/>
  </office:meta>
</office:document-meta>
</file>